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66bb6a" draw:textarea-horizontal-align="center" draw:textarea-vertical-align="middle" loext:decorative="false"/>
    </style:style>
    <style:style style:name="P1" style:family="paragraph">
      <loext:graphic-properties draw:fill="solid" draw:fill-color="#66bb6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path draw:style-name="gr1" draw:text-style-name="P1" draw:layer="layout" svg:width="24.398cm" svg:height="10.186cm" svg:x="-0.14cm" svg:y="-0.076cm" svg:viewBox="0 0 24399 10187" svg:d="M1899 9367c-597 2-1080-481-1080-1077l-5-7207c0-298 120-569 316-764 196-196 465-317 763-317l2433-2v6l8124-5v5l8353-6c281 0 548 109 747 300l34 33c38 40 73 82 105 128l2516 3602c259 371 259 864 1 1235l-2511 3605c-204 290-533 462-886 463l-9159 6v-6l-7450 6v-6zM1086 10182c-597 2-1081-481-1081-1077l-5-7208c0-297 121-567 317-764 64-64 139-116 218-163-95 160-153 344-153 546l5 7207c0 598 484 1081 1080 1078l2859-2v6l8124-6v6l7927-6c204 0 396-64 565-168l-62 87c-202 290-531 463-884 463l-8346 6v-6l-7450 5v-6zM21262 5781c606 3 1101-484 1105-1090s-484-1101-1090-1106c-606-3-1101 485-1105 1091-3 606 484 1101 1090 110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6cm" fo:margin-bottom="0.86cm" fo:margin-left="0.86cm" fo:margin-right="0.86cm" fo:page-width="21.167cm" fo:page-height="21.1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09T03:05:51.597000000</dc:date>
    <meta:editing-duration>PT2H10M8S</meta:editing-duration>
    <meta:editing-cycles>1</meta:editing-cycles>
    <meta:document-statistic meta:object-count="1"/>
    <meta:generator>LibreOffice/24.8.3.2$Windows_X86_64 LibreOffice_project/48a6bac9e7e268aeb4c3483fcf825c94556d9f92</meta:generator>
  </office:meta>
</office:document-meta>
</file>